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2" style:family="graphic" style:parent-style-name="objectwithoutfill">
      <style:graphic-properties svg:stroke-color="#00000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4" style:family="graphic" style:parent-style-name="standard">
      <style:graphic-properties draw:stroke="none" draw:fill="none" fo:min-height="1.97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2.371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793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8" style:family="graphic" style:parent-style-name="standard">
      <style:graphic-properties draw:stroke="none" draw:fill="none" fo:min-height="3.889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style:font-name="Arial" fo:font-size="10pt" style:font-size-asian="10pt" style:font-size-complex="1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justify" style:writing-mode="lr-tb"/>
      <style:text-properties style:font-name="Arial" fo:font-size="10pt" style:font-size-asian="10pt" style:font-size-complex="10pt"/>
    </style:style>
    <style:style style:name="P6" style:family="paragraph">
      <loext:graphic-properties draw:fill="none" draw:fill-color="#ffffff"/>
      <style:paragraph-properties style:writing-mode="lr-tb"/>
      <style:text-properties style:font-name="Arial" fo:font-size="12pt" style:font-size-asian="12pt" style:font-size-complex="12pt"/>
    </style:style>
    <style:style style:name="P7" style:family="paragraph">
      <style:paragraph-properties fo:text-align="start"/>
    </style:style>
    <style:style style:name="P8" style:family="paragraph">
      <loext:graphic-properties draw:fill="none" draw:fill-color="#ffffff"/>
      <style:paragraph-properties fo:text-align="start" style:writing-mode="lr-tb"/>
      <style:text-properties style:font-name="Arial" fo:font-size="12pt" style:font-size-asian="12pt" style:font-size-complex="12pt"/>
    </style:style>
    <style:style style:name="P9" style:family="paragraph">
      <loext:graphic-properties draw:fill="none"/>
      <style:paragraph-properties style:writing-mode="lr-tb"/>
      <style:text-properties fo:font-size="12pt" style:font-size-asian="12pt" style:font-size-complex="12pt"/>
    </style:style>
    <style:style style:name="P10" style:family="paragraph">
      <loext:graphic-properties draw:fill="none" draw:fill-color="#ffffff"/>
      <style:paragraph-properties style:writing-mode="lr-tb"/>
      <style:text-properties fo:font-size="12pt" style:font-size-asian="12pt" style:font-size-complex="12pt"/>
    </style:style>
    <style:style style:name="T1" style:family="text">
      <style:text-properties style:font-name="Arial" fo:font-size="10pt" style:font-size-asian="10pt" style:font-size-complex="10pt"/>
    </style:style>
    <style:style style:name="T2" style:family="text">
      <style:text-properties style:font-name="Arial" fo:font-size="12pt" style:font-size-asian="12pt" style:font-size-complex="12pt"/>
    </style:style>
    <style:style style:name="T3" style:family="text">
      <style:text-properties fo:font-size="11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2.615cm" svg:x="1cm" svg:y="1.067cm">
          <draw:text-box>
            <text:p text:style-name="P1"><text:span text:style-name="T1">Peu à peu, la mémoire vous revient. Au jour de la création, le Tout-Puissant brisa de sa main le Rocher Originel, dont les fragments s'éparpillèrent dans l'espace, donnant lieu aux Îles Célestes parsemant le Ciel Sans Fin que l'on connaît aujourd'hui. Anachron ne connaissait pas grand chose d'autre du passé. Il n'est pas le plus érudit, et il n'était pas très assidu aux cours d'histoire, mais c'était le meilleur capitaine que son archipel ait connu. Accompagné de son équipage, il parcourait tous les jours le ciel à bord de son grand vaisseau d'acier, transportant des marchandises d'une île à l'autre.</text:span></text:p>
          </draw:text-box>
        </draw:frame>
        <draw:line draw:style-name="gr2" draw:text-style-name="P3" draw:layer="layout" svg:x1="0cm" svg:y1="4.1cm" svg:x2="21cm" svg:y2="4.1cm">
          <text:p/>
        </draw:line>
        <draw:frame draw:style-name="gr3" draw:text-style-name="P2" draw:layer="layout" svg:width="19.125cm" svg:height="1.433cm" svg:x="1cm" svg:y="4.7cm">
          <draw:text-box>
            <text:p text:style-name="P1"><text:span text:style-name="T1">Un jour, en ouvrant une trappe du vaisseau de fer, un matelot ne tomba pas sur la soute à laquelle il s'attendait mais sur un mystérieux couloir ouvrant sur des galeries. L'équipage intrigué mit le vaisseau à l'arrêt et pénétra dans ces galeries.</text:span></text:p>
          </draw:text-box>
        </draw:frame>
        <draw:line draw:style-name="gr2" draw:text-style-name="P3" draw:layer="layout" svg:x1="0cm" svg:y1="6.8cm" svg:x2="21cm" svg:y2="6.8cm">
          <text:p/>
        </draw:line>
        <draw:frame draw:style-name="gr3" draw:text-style-name="P2" draw:layer="layout" svg:width="19.5cm" svg:height="1.433cm" svg:x="1cm" svg:y="7.78cm">
          <draw:text-box>
            <text:p text:style-name="P1"><text:span text:style-name="T1">Après quelques minutes dans les galeries, des cloches se firent entendre, puis la terre se mit à trembler. L'équipage apeuré rebroussa chemin et courut se réfugier dans le vaisseau. Anachron, qui juste avant était en tête du groupe, se retrouvait derrière. Malheureusement dans sa course effrénée il trébucha tomba juste devant la sortie.</text:span></text:p>
          </draw:text-box>
        </draw:frame>
        <draw:line draw:style-name="gr2" draw:text-style-name="P3" draw:layer="layout" svg:x1="0cm" svg:y1="10cm" svg:x2="21cm" svg:y2="10cm">
          <text:p/>
        </draw:line>
        <draw:frame draw:style-name="gr4" draw:text-style-name="P5" draw:layer="layout" svg:width="19cm" svg:height="2.221cm" svg:x="1cm" svg:y="10.807cm">
          <draw:text-box>
            <text:p text:style-name="P1"><text:span text:style-name="T1">L'équipage figé par la terreur regarda la trappe se refermer, scellant ces galeries dans lesquelles leur capitaine se retrouva piégé, seul. Anacron erra dans les méandres pendant ce qui parut être des années, perdant peu à peu la raison. Mais peut-être que tout n'est pas perdu. Vous vous remémorez soudainement le code de votre salle de commande :</text:span></text:p>
            <text:p text:style-name="P4"><text:span text:style-name="T1">🜔 🝘 🜕 🜙</text:span></text:p>
          </draw:text-box>
        </draw:frame>
        <draw:line draw:style-name="gr2" draw:text-style-name="P3" draw:layer="layout" svg:x1="0cm" svg:y1="13.7cm" svg:x2="21cm" svg:y2="13.7cm">
          <text:p/>
        </draw:line>
        <draw:frame draw:style-name="gr5" draw:text-style-name="P6" draw:layer="layout" svg:width="19cm" svg:height="2.621cm" svg:x="1cm" svg:y="14.998cm">
          <draw:text-box>
            <text:p><text:span text:style-name="T2">Bienvenue à bord, capitaine. Tous les systèmes sont actifs, mais le générateur qui alimente d’habitude le </text:span><text:span text:style-name="T2">vaisseau n’est plus sur son socle. Serait-ce la fin de cette aventure, ou reste-t-il encore un espoir de quitter </text:span><text:span text:style-name="T2">ces lieux maudits ?</text:span></text:p>
          </draw:text-box>
        </draw:frame>
        <draw:line draw:style-name="gr2" draw:text-style-name="P3" draw:layer="layout" svg:x1="0cm" svg:y1="18.2cm" svg:x2="21cm" svg:y2="18.2cm">
          <text:p/>
        </draw:line>
        <draw:line draw:style-name="gr2" draw:text-style-name="P3" draw:layer="layout" svg:x1="10.5cm" svg:y1="18.25cm" svg:x2="10.5cm" svg:y2="29.7cm">
          <text:p/>
        </draw:line>
        <draw:line draw:style-name="gr2" draw:text-style-name="P3" draw:layer="layout" svg:x1="0cm" svg:y1="23.9cm" svg:x2="21cm" svg:y2="23.9cm">
          <text:p/>
        </draw:line>
        <draw:frame draw:style-name="gr6" draw:text-style-name="P8" draw:layer="layout" svg:width="8.625cm" svg:height="4.043cm" svg:x="0.9cm" svg:y="19cm">
          <draw:text-box>
            <text:list text:style-name="L1">
              <text:list-item>
                <text:p text:style-name="P7"><text:span text:style-name="T2">Ada &amp; Oio partagent leurs points de vie : où qu'ils soient, ils en gagnent et perdent en même temps</text:span></text:p>
              </text:list-item>
              <text:list-item>
                <text:p text:style-name="P7"><text:span text:style-name="T2">Ils partagent un deck commun et ont connaissance de leurs mains mutuelles</text:span></text:p>
              </text:list-item>
              <text:list-item>
                <text:p text:style-name="P7"><text:span text:style-name="T2">À son tour un apôtre peut transférer des objets équipés à l'autre apôtre gratuitement</text:span></text:p>
              </text:list-item>
            </text:list>
          </draw:text-box>
        </draw:frame>
        <draw:frame draw:style-name="gr7" draw:text-style-name="P6" draw:layer="layout" svg:width="8.625cm" svg:height="4.517cm" svg:x="11.225cm" svg:y="18.8cm">
          <draw:text-box>
            <text:list text:style-name="L1">
              <text:list-item>
                <text:p><text:span text:style-name="T2">Points de vie infinis</text:span></text:p>
              </text:list-item>
              <text:list-item>
                <text:p><text:span text:style-name="T2">Tant que le deck de Nix fait 30 cartes ou plus, elle est incapable de jouer</text:span></text:p>
              </text:list-item>
              <text:list-item>
                <text:p><text:span text:style-name="T2">Quand Nix mélange son deck, elle subit 1 blessure</text:span></text:p>
              </text:list-item>
              <text:list-item>
                <text:p><text:span text:style-name="T2">Nix peut utiliser une action pour récupérer Nagnir, où qu'elle soit</text:span></text:p>
              </text:list-item>
              <text:list-item>
                <text:p><text:span text:style-name="T2">Nix peut consommer des cadavres comestibles pour se soigner</text:span></text:p>
              </text:list-item>
            </text:list>
          </draw:text-box>
        </draw:frame>
        <draw:frame draw:style-name="gr8" draw:text-style-name="P9" draw:layer="layout" svg:width="9.475cm" svg:height="4.139cm" svg:x="0.9cm" svg:y="24.625cm">
          <draw:text-box>
            <text:list text:style-name="L1">
              <text:list-item>
                <text:p><text:span text:style-name="T3">Gremetith ne subit pas de blessure (mais peut perdre des points de vie)</text:span></text:p>
              </text:list-item>
              <text:list-item>
                <text:p><text:span text:style-name="T3">Ses coups de poing infligent attaque perçante 1.</text:span></text:p>
              </text:list-item>
              <text:list-item>
                <text:p><text:span text:style-name="T3">Il commence avec des impuretés qui nécessite 2 soins pour être retirées</text:span></text:p>
              </text:list-item>
              <text:list-item>
                <text:p><text:span text:style-name="T3">À la fin de son tour Gremetith pioche des cartes jusqu’à en avoir 3 (et non 4)</text:span></text:p>
              </text:list-item>
            </text:list>
          </draw:text-box>
        </draw:frame>
        <draw:frame draw:style-name="gr9" draw:text-style-name="P10" draw:layer="layout" svg:width="8.7cm" svg:height="2.147cm" svg:x="11.2cm" svg:y="24.625cm">
          <draw:text-box>
            <text:list text:style-name="L1">
              <text:list-item>
                <text:p><text:span text:style-name="T4">Les attaques à main nue de Hurwuti infligent attaque 1 + gel 1</text:span></text:p>
              </text:list-item>
              <text:list-item>
                <text:p><text:span text:style-name="T4">Peut regarder à tout moment la première carte de son deck</text:span></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1T10:31:19.632000000</meta:creation-date>
    <dc:date>2023-04-30T21:00:12.308359592</dc:date>
    <meta:editing-duration>PT1H24M29S</meta:editing-duration>
    <meta:editing-cycles>12</meta:editing-cycles>
    <meta:generator>LibreOffice/7.3.7.2$Linux_X86_64 LibreOffice_project/30$Build-2</meta:generator>
    <meta:document-statistic meta:object-count="16"/>
  </office:meta>
</office:document-meta>
</file>